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2">
      <style:paragraph-properties>
        <style:tab-stops>
          <style:tab-stop style:position="0.111cm"/>
        </style:tab-stops>
      </style:paragraph-properties>
      <style:text-properties officeooo:paragraph-rsid="000cce2c"/>
    </style:style>
    <style:style style:name="P2" style:family="paragraph" style:parent-style-name="Standard" style:list-style-name="L1">
      <style:paragraph-properties fo:margin-left="0.6cm" fo:margin-right="0cm" fo:text-indent="-0.7cm" style:auto-text-indent="false">
        <style:tab-stops>
          <style:tab-stop style:position="0.111cm"/>
        </style:tab-stops>
      </style:paragraph-properties>
    </style:style>
    <style:style style:name="P3" style:family="paragraph" style:parent-style-name="Standard">
      <style:paragraph-properties fo:margin-left="0.6cm" fo:margin-right="0cm" fo:text-indent="-0.7cm" style:auto-text-indent="false">
        <style:tab-stops>
          <style:tab-stop style:position="0.111cm"/>
        </style:tab-stops>
      </style:paragraph-properties>
    </style:style>
    <style:style style:name="P4" style:family="paragraph" style:parent-style-name="Text_20_body" style:list-style-name="L3">
      <style:paragraph-properties>
        <style:tab-stops>
          <style:tab-stop style:position="0.111cm"/>
        </style:tab-stops>
      </style:paragraph-properties>
      <style:text-properties officeooo:paragraph-rsid="000cce2c"/>
    </style:style>
    <style:style style:name="P5" style:family="paragraph" style:parent-style-name="Text_20_body" style:list-style-name="L3">
      <style:paragraph-properties>
        <style:tab-stops>
          <style:tab-stop style:position="0.111cm"/>
        </style:tab-stops>
      </style:paragraph-properties>
      <style:text-properties officeooo:paragraph-rsid="0014a766"/>
    </style:style>
    <style:style style:name="P6" style:family="paragraph" style:parent-style-name="Text_20_body" style:list-style-name="L3">
      <style:paragraph-properties>
        <style:tab-stops>
          <style:tab-stop style:position="0.111cm"/>
        </style:tab-stops>
      </style:paragraph-properties>
      <style:text-properties officeooo:paragraph-rsid="0019396c"/>
    </style:style>
    <style:style style:name="P7" style:family="paragraph" style:parent-style-name="Text_20_body" style:list-style-name="L3">
      <style:paragraph-properties>
        <style:tab-stops>
          <style:tab-stop style:position="0.111cm"/>
        </style:tab-stops>
      </style:paragraph-properties>
      <style:text-properties officeooo:paragraph-rsid="001cb02d"/>
    </style:style>
    <style:style style:name="P8" style:family="paragraph" style:parent-style-name="Text_20_body" style:list-style-name="L3">
      <style:paragraph-properties>
        <style:tab-stops>
          <style:tab-stop style:position="0.111cm"/>
        </style:tab-stops>
      </style:paragraph-properties>
      <style:text-properties officeooo:paragraph-rsid="001f2bfa"/>
    </style:style>
    <style:style style:name="P9" style:family="paragraph" style:parent-style-name="Text_20_body" style:list-style-name="L3">
      <style:paragraph-properties>
        <style:tab-stops>
          <style:tab-stop style:position="0.111cm"/>
        </style:tab-stops>
      </style:paragraph-properties>
      <style:text-properties officeooo:paragraph-rsid="0020253b"/>
    </style:style>
    <style:style style:name="P10" style:family="paragraph" style:parent-style-name="Text_20_body" style:list-style-name="L3">
      <style:paragraph-properties>
        <style:tab-stops>
          <style:tab-stop style:position="0.111cm"/>
        </style:tab-stops>
      </style:paragraph-properties>
      <style:text-properties fo:font-weight="normal" officeooo:paragraph-rsid="0014a766" style:font-weight-asian="normal" style:font-weight-complex="normal"/>
    </style:style>
    <style:style style:name="P11" style:family="paragraph" style:parent-style-name="Preformatted_20_Text">
      <style:text-properties fo:font-weight="bold" style:font-weight-asian="bold" style:font-weight-complex="bold"/>
    </style:style>
    <style:style style:name="P12" style:family="paragraph" style:parent-style-name="Preformatted_20_Text" style:list-style-name="L3">
      <style:paragraph-properties>
        <style:tab-stops>
          <style:tab-stop style:position="0.111cm"/>
        </style:tab-stops>
      </style:paragraph-properties>
      <style:text-properties fo:font-weight="bold" officeooo:paragraph-rsid="0014a766" style:font-weight-asian="bold" style:font-weight-complex="bold"/>
    </style:style>
    <style:style style:name="P13" style:family="paragraph" style:parent-style-name="Preformatted_20_Text" style:list-style-name="L3">
      <style:paragraph-properties>
        <style:tab-stops>
          <style:tab-stop style:position="0.111cm"/>
        </style:tab-stops>
      </style:paragraph-properties>
      <style:text-properties fo:font-weight="bold" officeooo:paragraph-rsid="0019396c" style:font-weight-asian="bold" style:font-weight-complex="bold"/>
    </style:style>
    <style:style style:name="P14" style:family="paragraph" style:parent-style-name="Preformatted_20_Text" style:list-style-name="L3">
      <style:paragraph-properties>
        <style:tab-stops>
          <style:tab-stop style:position="0.111cm"/>
        </style:tab-stops>
      </style:paragraph-properties>
      <style:text-properties officeooo:paragraph-rsid="0020253b"/>
    </style:style>
    <style:style style:name="P15" style:family="paragraph" style:parent-style-name="Preformatted_20_Text">
      <style:text-properties officeooo:paragraph-rsid="002f1d6b"/>
    </style:style>
    <style:style style:name="P16" style:family="paragraph" style:parent-style-name="Preformatted_20_Text">
      <style:text-properties officeooo:paragraph-rsid="003148bd"/>
    </style:style>
    <style:style style:name="P17" style:family="paragraph" style:parent-style-name="Preformatted_20_Text">
      <style:text-properties officeooo:paragraph-rsid="0037eea8"/>
    </style:style>
    <style:style style:name="P18" style:family="paragraph" style:parent-style-name="Preformatted_20_Text">
      <style:paragraph-properties fo:margin-top="0cm" fo:margin-bottom="0.499cm" style:contextual-spacing="false"/>
    </style:style>
    <style:style style:name="P19" style:family="paragraph" style:parent-style-name="Preformatted_20_Text">
      <style:paragraph-properties fo:margin-top="0cm" fo:margin-bottom="0.499cm" style:contextual-spacing="false"/>
      <style:text-properties fo:font-weight="bold" style:font-weight-asian="bold" style:font-weight-complex="bold"/>
    </style:style>
    <style:style style:name="P20" style:family="paragraph" style:parent-style-name="Preformatted_20_Text" style:list-style-name="L9">
      <style:paragraph-properties fo:margin-top="0cm" fo:margin-bottom="0.499cm" style:contextual-spacing="false">
        <style:tab-stops>
          <style:tab-stop style:position="-1.191cm"/>
        </style:tab-stops>
      </style:paragraph-properties>
      <style:text-properties fo:font-weight="bold" officeooo:paragraph-rsid="00215754" style:font-weight-asian="bold" style:font-weight-complex="bold"/>
    </style:style>
    <style:style style:name="P21" style:family="paragraph" style:parent-style-name="Preformatted_20_Text" style:list-style-name="L9">
      <style:paragraph-properties fo:margin-top="0cm" fo:margin-bottom="0.499cm" style:contextual-spacing="false">
        <style:tab-stops>
          <style:tab-stop style:position="-1.191cm"/>
        </style:tab-stops>
      </style:paragraph-properties>
      <style:text-properties fo:font-weight="bold" officeooo:rsid="00303560" officeooo:paragraph-rsid="00303560" style:font-weight-asian="bold" style:font-weight-complex="bold"/>
    </style:style>
    <style:style style:name="P22" style:family="paragraph" style:parent-style-name="Preformatted_20_Text" style:list-style-name="L10">
      <style:paragraph-properties fo:margin-top="0cm" fo:margin-bottom="0.499cm" style:contextual-spacing="false"/>
      <style:text-properties fo:font-weight="bold" style:font-weight-asian="bold" style:font-weight-complex="bold"/>
    </style:style>
    <style:style style:name="P23" style:family="paragraph" style:parent-style-name="Preformatted_20_Text">
      <style:paragraph-properties fo:margin-top="0cm" fo:margin-bottom="0.499cm" style:contextual-spacing="false"/>
      <style:text-properties fo:font-weight="bold" officeooo:paragraph-rsid="003cfe4d" style:font-weight-asian="bold" style:font-weight-complex="bold"/>
    </style:style>
    <style:style style:name="P24" style:family="paragraph" style:parent-style-name="Preformatted_20_Text">
      <style:paragraph-properties fo:margin-top="0cm" fo:margin-bottom="0.499cm" style:contextual-spacing="false"/>
      <style:text-properties fo:font-weight="bold" officeooo:rsid="003eccd8" officeooo:paragraph-rsid="003eccd8" style:font-weight-asian="bold" style:font-weight-complex="bold"/>
    </style:style>
    <style:style style:name="P25" style:family="paragraph" style:parent-style-name="Preformatted_20_Text">
      <style:paragraph-properties fo:margin-top="0cm" fo:margin-bottom="0.499cm" style:contextual-spacing="false"/>
      <style:text-properties officeooo:paragraph-rsid="00215754"/>
    </style:style>
    <style:style style:name="P26" style:family="paragraph" style:parent-style-name="Preformatted_20_Text" style:list-style-name="L8">
      <style:paragraph-properties fo:margin-top="0cm" fo:margin-bottom="0.499cm" style:contextual-spacing="false"/>
      <style:text-properties officeooo:paragraph-rsid="00215754"/>
    </style:style>
    <style:style style:name="P27" style:family="paragraph" style:parent-style-name="Preformatted_20_Text" style:list-style-name="L9">
      <style:paragraph-properties fo:margin-top="0cm" fo:margin-bottom="0.499cm" style:contextual-spacing="false">
        <style:tab-stops>
          <style:tab-stop style:position="-1.191cm"/>
        </style:tab-stops>
      </style:paragraph-properties>
      <style:text-properties officeooo:paragraph-rsid="00215754"/>
    </style:style>
    <style:style style:name="P28" style:family="paragraph" style:parent-style-name="Preformatted_20_Text">
      <style:paragraph-properties fo:margin-top="0cm" fo:margin-bottom="0.499cm" style:contextual-spacing="false"/>
      <style:text-properties fo:font-weight="normal" style:font-weight-asian="normal" style:font-weight-complex="normal"/>
    </style:style>
    <style:style style:name="P29" style:family="paragraph" style:parent-style-name="Preformatted_20_Text" style:list-style-name="L9">
      <style:paragraph-properties fo:margin-top="0cm" fo:margin-bottom="0.499cm" style:contextual-spacing="false">
        <style:tab-stops>
          <style:tab-stop style:position="-1.191cm"/>
        </style:tab-stops>
      </style:paragraph-properties>
      <style:text-properties fo:font-weight="normal" officeooo:paragraph-rsid="00215754" style:font-weight-asian="normal" style:font-weight-complex="normal"/>
    </style:style>
    <style:style style:name="P30" style:family="paragraph" style:parent-style-name="Preformatted_20_Text">
      <style:paragraph-properties fo:margin-top="0cm" fo:margin-bottom="0.499cm" style:contextual-spacing="false">
        <style:tab-stops>
          <style:tab-stop style:position="-1.191cm"/>
        </style:tab-stops>
      </style:paragraph-properties>
      <style:text-properties fo:font-weight="normal" officeooo:rsid="003f7dab" officeooo:paragraph-rsid="003f7dab" style:font-weight-asian="normal" style:font-weight-complex="normal"/>
    </style:style>
    <style:style style:name="P31" style:family="paragraph" style:parent-style-name="Preformatted_20_Text" style:list-style-name="L10">
      <style:paragraph-properties fo:margin-top="0cm" fo:margin-bottom="0.499cm" style:contextual-spacing="false"/>
    </style:style>
    <style:style style:name="P32" style:family="paragraph" style:parent-style-name="Heading_20_3">
      <style:paragraph-properties>
        <style:tab-stops>
          <style:tab-stop style:position="0.111cm"/>
        </style:tab-stops>
      </style:paragraph-properties>
      <style:text-properties officeooo:paragraph-rsid="000cce2c"/>
    </style:style>
    <style:style style:name="P33" style:family="paragraph" style:parent-style-name="Heading_20_3" style:list-style-name="L3">
      <style:paragraph-properties>
        <style:tab-stops>
          <style:tab-stop style:position="0.111cm"/>
        </style:tab-stops>
      </style:paragraph-properties>
      <style:text-properties officeooo:paragraph-rsid="000cce2c"/>
    </style:style>
    <style:style style:name="P34" style:family="paragraph" style:parent-style-name="Heading_20_3" style:list-style-name="L3">
      <style:paragraph-properties>
        <style:tab-stops>
          <style:tab-stop style:position="0.111cm"/>
        </style:tab-stops>
      </style:paragraph-properties>
      <style:text-properties fo:font-weight="bold" officeooo:paragraph-rsid="001cb02d" style:font-weight-asian="bold" style:font-weight-complex="bold"/>
    </style:style>
    <style:style style:name="P35" style:family="paragraph" style:parent-style-name="Heading_20_3">
      <style:paragraph-properties fo:margin-left="0.6cm" fo:margin-right="0cm" fo:text-indent="-0.7cm" style:auto-text-indent="false">
        <style:tab-stops>
          <style:tab-stop style:position="0.111cm"/>
        </style:tab-stops>
      </style:paragraph-properties>
    </style:style>
    <style:style style:name="P36" style:family="paragraph" style:parent-style-name="Heading_20_3">
      <style:paragraph-properties fo:margin-top="0cm" fo:margin-bottom="0.499cm" style:contextual-spacing="false"/>
      <style:text-properties fo:font-weight="bold" style:font-weight-asian="bold" style:font-weight-complex="bold"/>
    </style:style>
    <style:style style:name="P37" style:family="paragraph" style:parent-style-name="Heading_20_4">
      <style:paragraph-properties fo:margin-top="0cm" fo:margin-bottom="0.499cm" style:contextual-spacing="false"/>
      <style:text-properties officeooo:paragraph-rsid="00215754"/>
    </style:style>
    <style:style style:name="T1" style:family="text">
      <style:text-properties officeooo:rsid="0013848a"/>
    </style:style>
    <style:style style:name="T2" style:family="text">
      <style:text-properties officeooo:rsid="0014a766"/>
    </style:style>
    <style:style style:name="T3" style:family="text">
      <style:text-properties fo:font-weight="normal" style:font-weight-asian="normal" style:font-weight-complex="normal"/>
    </style:style>
    <style:style style:name="T4" style:family="text">
      <style:text-properties fo:font-weight="normal" officeooo:rsid="001846c6" style:font-weight-asian="normal" style:font-weight-complex="normal"/>
    </style:style>
    <style:style style:name="T5" style:family="text">
      <style:text-properties fo:font-weight="normal" officeooo:rsid="00303560" style:font-weight-asian="normal" style:font-weight-complex="normal"/>
    </style:style>
    <style:style style:name="T6" style:family="text">
      <style:text-properties fo:font-weight="normal" officeooo:rsid="003cfe4d" style:font-weight-asian="normal" style:font-weight-complex="normal"/>
    </style:style>
    <style:style style:name="T7" style:family="text">
      <style:text-properties officeooo:rsid="0020253b"/>
    </style:style>
    <style:style style:name="T8" style:family="text">
      <style:text-properties officeooo:rsid="0029e07d"/>
    </style:style>
    <style:style style:name="T9" style:family="text">
      <style:text-properties officeooo:rsid="002f1d6b"/>
    </style:style>
    <style:style style:name="T10" style:family="text">
      <style:text-properties fo:font-weight="bold" style:font-weight-asian="bold" style:font-weight-complex="bold"/>
    </style:style>
    <style:style style:name="T11" style:family="text">
      <style:text-properties fo:font-weight="bold" officeooo:rsid="00303560" style:font-weight-asian="bold" style:font-weight-complex="bold"/>
    </style:style>
    <style:style style:name="T12" style:family="text">
      <style:text-properties fo:font-weight="bold" officeooo:rsid="0037eea8" style:font-weight-asian="bold" style:font-weight-complex="bold"/>
    </style:style>
    <style:style style:name="T13" style:family="text">
      <style:text-properties fo:font-weight="bold" officeooo:rsid="003a151e" style:font-weight-asian="bold" style:font-weight-complex="bold"/>
    </style:style>
    <style:style style:name="T14" style:family="text">
      <style:text-properties officeooo:rsid="003148bd"/>
    </style:style>
    <style:style style:name="T15" style:family="text">
      <style:text-properties officeooo:rsid="0037eea8"/>
    </style:style>
    <style:style style:name="T16" style:family="text">
      <style:text-properties officeooo:rsid="003a151e"/>
    </style:style>
    <style:style style:name="T17" style:family="text">
      <style:text-properties officeooo:rsid="003cfe4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169cm" fo:text-indent="-0.635cm" fo:margin-left="1.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04cm" fo:text-indent="-0.635cm" fo:margin-left="1.8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39cm" fo:text-indent="-0.635cm" fo:margin-left="2.4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74cm" fo:text-indent="-0.635cm" fo:margin-left="3.0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09cm" fo:text-indent="-0.635cm" fo:margin-left="3.7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44cm" fo:text-indent="-0.635cm" fo:margin-left="4.3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79cm" fo:text-indent="-0.635cm" fo:margin-left="4.9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14cm" fo:text-indent="-0.635cm" fo:margin-left="5.6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49cm" fo:text-indent="-0.635cm" fo:margin-left="6.2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84cm" fo:text-indent="-0.635cm" fo:margin-left="6.8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reating and flashing UBI / UBIFS images.</text:h>
      <text:p text:style-name="Text_20_body"/>
      <text:p text:style-name="Text_20_body"/>
      <text:list xml:id="list8069384924616809627" text:style-name="L1">
        <text:list-item>
          <text:p text:style-name="P2">JFFS2 has been widely used but has several performance issues</text:p>
        </text:list-item>
      </text:list>
      <text:p text:style-name="P3"/>
      <text:h text:style-name="P35" text:outline-level="3">Why flash-oriented filesystems ?</text:h>
      <text:list xml:id="list6072941218181982157" text:style-name="L2">
        <text:list-item>
          <text:p text:style-name="P1">MTDs (Memory Technology Devices) are very different from block devices: instead of a sequence of writable sectors, they contain an array of writable pages, organized in so-called “erase blocks”.</text:p>
        </text:list-item>
        <text:list-item>
          <text:p text:style-name="P1">To write on a page that already has data on it, you first have to erase this data. However, it is only possible to erase whole eraseblocks. Only then, you can write your new data (including what you didn’t change). Erasing causes the memory cells to wear out. At some point, they won’t be usable anymore and have to be skipped.</text:p>
        </text:list-item>
        <text:list-item>
          <text:p text:style-name="P1">it is memory-based, random access is theoretically as fast as sequential access. So, you don’t need to keep the fragments of your files together. It makes it possible to do wear-leveling and thus, “increase” the lifetime of the chip. </text:p>
        </text:list-item>
        <text:list-item>
          <text:p text:style-name="P1">A simple way of doing wear-leveling is to keep track of the number of times a block has been erased and use the block that has been the least erased when updating data.</text:p>
        </text:list-item>
        <text:list-item>
          <text:p text:style-name="P1"><text:span text:style-name="Emphasis">All these constraints make it hard to write a flash filesystem.</text:span></text:p>
        </text:list-item>
        <text:list-item>
          <text:p text:style-name="P1">UBI intends to deal with all MTD-specific operations while still presenting random-access volumes to the the upper-layer. The first – and as for now, only – implementation using UBI is UBIFS. UBI is a “volume manager” and maps physical erase blocks (PEB) to logical erase blocks (LEB). The LEBs are smaller than the PEBs because of meta-data and headers.</text:p>
          <text:p text:style-name="P1"><text:span text:style-name="Emphasis"><text:s/></text:span></text:p>
          <text:p text:style-name="P1"><text:span text:style-name="Emphasis"><text:s/></text:span></text:p>
        </text:list-item>
      </text:list>
      <text:h text:style-name="P32" text:outline-level="3">How to use UBI <text:span text:style-name="T1">Filesystem on my board?</text:span></text:h>
      <text:list xml:id="list3312550198070728364" text:style-name="L3">
        <text:list-item>
          <text:p text:style-name="P4">There are mainly 2 ways to do that:</text:p>
          <text:list>
            <text:list-item>
              <text:list>
                <text:list-item>
                  <text:h text:style-name="P33" text:outline-level="3">Solution A – On a booted Linux system</text:h>
                </text:list-item>
                <text:list-item>
                  <text:h text:style-name="P33" text:outline-level="3">Solution B – Prepare a UBI image ready to be flashed</text:h>
                </text:list-item>
              </text:list>
            </text:list-item>
          </text:list>
        </text:list-item>
        <text:list-item>
          <text:p text:style-name="P4">Whatever solution you choose, you need to know the sizes of:</text:p>
          <text:list>
            <text:list-item>
              <text:p text:style-name="P4"><text:span text:style-name="T2">T</text:span>he eraseblocks (PEB)</text:p>
            </text:list-item>
            <text:list-item>
              <text:p text:style-name="P4"><text:span text:style-name="T2">T</text:span>he pages (or “minimum input/output size”)</text:p>
            </text:list-item>
            <text:list-item>
              <text:p text:style-name="P5"><text:span text:style-name="T2">T</text:span>he subpages (it may be the same as the min i/o size)</text:p>
            </text:list-item>
          </text:list>
        </text:list-item>
        <text:list-item>
          <text:p text:style-name="P5">you can deduce another one: the size of logical erase blocks. It is the size of the PEB minus a data offset which is:</text:p>
          <text:list>
            <text:list-header>
              <text:p text:style-name="P12">(int((Subpage_size + Page_size) / Page_size)) <text:s/>* Page_size</text:p>
            </text:list-header>
            <text:list-item>
              <text:p text:style-name="P10">This formula makes some assumption but should be correct if the subpage size is more than 8B and the page size more than 64B.</text:p>
            </text:list-item>
            <text:list-item>
              <text:p text:style-name="P10"><text:soft-page-break/>The best way to be sure of this size is to use <text:span text:style-name="Source_20_Text">mtdinfo</text:span> on linux on the board. <text:span text:style-name="Source_20_Text">mtdinfo</text:span> is part of the ubi-utils (part of mtd-utils). It’s probably available in your build system.</text:p>
            </text:list-item>
          </text:list>
        </text:list-item>
        <text:list-item>
          <text:p text:style-name="P6"><text:span text:style-name="T4">For creation of ubifs filesystem, we used mtd-utils and it provides command </text:span><text:span text:style-name="Source_20_Text">mkfs.ubifs.</text:span></text:p>
          <text:list>
            <text:list-header>
              <text:p text:style-name="P13"># mkfs.ubifs -r &lt;/path/to/your/rootfs/tree&gt; -m &lt;min io size&gt;</text:p>
            </text:list-header>
          </text:list>
        </text:list-item>
      </text:list>
      <text:p text:style-name="P11"><text:s text:c="2"/><text:tab/><text:tab/>-e &lt;LEB size&gt; -c &lt;Eraseblocks count&gt;</text:p>
      <text:p text:style-name="P19"><text:s text:c="2"/><text:tab/><text:tab/>-o &lt;/path/to/output/ubifs.img&gt;</text:p>
      <text:list xml:id="list112720134301013" text:continue-numbering="true" text:style-name="L3">
        <text:list-header>
          <text:p text:style-name="P7"><text:span text:style-name="Source_20_Text"><text:s/></text:span></text:p>
          <text:list>
            <text:list-item>
              <text:list>
                <text:list-item>
                  <text:h text:style-name="P34" text:outline-level="3">Solution A – On a booted Linux system</text:h>
                </text:list-item>
              </text:list>
            </text:list-item>
          </text:list>
        </text:list-header>
        <text:list-item>
          <text:p text:style-name="P8">You first need to enable UBI and UBIFS in the kernel and install the <text:span text:style-name="Source_20_Text">mtd-utils</text:span> package on your box. You may also compile <text:span text:style-name="Source_20_Text">mtd-utils</text:span> from its sources.</text:p>
        </text:list-item>
        <text:list-item>
          <text:p text:style-name="P9">Once you have your UBIFS image at hand, <text:span text:style-name="T7">follow below steps</text:span>:</text:p>
          <text:list>
            <text:list-header>
              <text:p text:style-name="P14"># ubiformat /dev/mtdX</text:p>
            </text:list-header>
          </text:list>
        </text:list-item>
      </text:list>
      <text:p text:style-name="Preformatted_20_Text"><text:tab/> <text:s text:c="2"/># ubiattach -p /dev/mtdX</text:p>
      <text:p text:style-name="Preformatted_20_Text"><text:tab/> <text:s text:c="2"/># ubimkvol /dev/ubi0 -N volume_name -s 64MiB</text:p>
      <text:p text:style-name="Preformatted_20_Text"><text:tab/> <text:s text:c="2"/># ubiupdatevol /dev/ubi0_0 /path/to/ubifs.img</text:p>
      <text:p text:style-name="P25"><text:tab/> <text:s text:c="2"/># mount -t ubifs ubi0:volume_name /mount/point </text:p>
      <text:list xml:id="list8507900625881244765" text:style-name="L8">
        <text:list-item>
          <text:p text:style-name="P26"><text:span text:style-name="Source_20_Text">ubiformat</text:span> erases an MTD partition but keeps its erase counters </text:p>
        </text:list-item>
        <text:list-item>
          <text:p text:style-name="P26"><text:span text:style-name="Source_20_Text">ubiattach</text:span> creates a UBI device from the MTD partition. This UBI device is then referred to by UBI as <text:span text:style-name="Source_20_Text">ubi0</text:span></text:p>
        </text:list-item>
        <text:list-item>
          <text:p text:style-name="P26"><text:span text:style-name="Source_20_Text">ubimkvol</text:span> creates a volume on a UBI device ; this volume is referred to as <text:span text:style-name="Source_20_Text">ubi0_0</text:span></text:p>
        </text:list-item>
        <text:list-item>
          <text:p text:style-name="P26"><text:span text:style-name="Source_20_Text">ubiupdatevol</text:span> puts an image on an empty volume.</text:p>
        </text:list-item>
        <text:list-item>
          <text:p text:style-name="P26">At last, the well-known <text:span text:style-name="Source_20_Text">mount</text:span> can be invoked using <text:span text:style-name="Source_20_Text">&lt;device&gt;:&lt;volume&gt;</text:span></text:p>
          <text:p text:style-name="P26"><text:span text:style-name="Source_20_Text"/></text:p>
        </text:list-item>
      </text:list>
      <text:h text:style-name="P37" text:outline-level="4">Solution B – Prepare a UBI image ready to be flashed</text:h>
      <text:list xml:id="list7495503317895069829" text:style-name="L9">
        <text:list-item>
          <text:p text:style-name="P27">It is more common to directly flash filesystem images directly from the bootloader.</text:p>
        </text:list-item>
        <text:list-item>
          <text:p text:style-name="P27">It is made possible by <text:span text:style-name="Source_20_Text">ubinize</text:span> to prepare a UBI device image containing one or more volumes.</text:p>
        </text:list-item>
        <text:list-item>
          <text:p text:style-name="P27"><text:span text:style-name="Source_20_Text">ubinize</text:span> reads a configuration file (in the very simple INI format) describing the volumes and their configuration.</text:p>
          <text:p text:style-name="P27"/>
        </text:list-item>
        <text:list-item>
          <text:p text:style-name="P20"><text:span text:style-name="T8">E</text:span>xample :</text:p>
          <text:list>
            <text:list-item>
              <text:p text:style-name="P29">two volumes ; one, named <text:span text:style-name="Source_20_Text">rootfs</text:span> is read-only (<text:span text:style-name="Source_20_Text">static</text:span>), the other one, <text:span text:style-name="Source_20_Text">data</text:span> is read-write (<text:span text:style-name="Source_20_Text">dynamic</text:span>)</text:p>
            </text:list-item>
            <text:list-item>
              <text:p text:style-name="P29"><text:soft-page-break/>the <text:span text:style-name="Source_20_Text">autoresize</text:span> flag makes UBI resize to volume to use the whole unused space at initialization.</text:p>
              <text:p text:style-name="P21">Static Example:</text:p>
            </text:list-item>
          </text:list>
        </text:list-item>
      </text:list>
      <text:p text:style-name="P15"><text:tab/><text:tab/><text:span text:style-name="T9">[rootfs_volume]</text:span></text:p>
      <text:p text:style-name="P15"><text:tab/><text:tab/>mode=ubi</text:p>
      <text:p text:style-name="Preformatted_20_Text"><text:tab/><text:tab/>image=rootfs.ubifs</text:p>
      <text:p text:style-name="Preformatted_20_Text"><text:tab/><text:tab/>vol_id=1</text:p>
      <text:p text:style-name="Preformatted_20_Text"><text:tab/><text:tab/>vol_type=static</text:p>
      <text:p text:style-name="Preformatted_20_Text"><text:tab/><text:tab/>vol_name=rootfs</text:p>
      <text:p text:style-name="P18"><text:tab/><text:tab/>vol_alignment=1</text:p>
      <text:p text:style-name="P18"><text:tab/><text:tab/><text:span text:style-name="T11">Dynamic Example:</text:span></text:p>
      <text:p text:style-name="P16"><text:tab/><text:tab/><text:span text:style-name="T14">[rwdata-volume]</text:span></text:p>
      <text:p text:style-name="P16"><text:tab/><text:tab/>mode=ubi</text:p>
      <text:p text:style-name="Preformatted_20_Text"><text:tab/><text:tab/>image=data.ubifs</text:p>
      <text:p text:style-name="Preformatted_20_Text"><text:tab/><text:tab/>vol_id=2</text:p>
      <text:p text:style-name="Preformatted_20_Text"><text:tab/><text:tab/>vol_type=dynamic</text:p>
      <text:p text:style-name="Preformatted_20_Text"><text:tab/><text:tab/>vol_name=data</text:p>
      <text:p text:style-name="Preformatted_20_Text"><text:tab/><text:tab/>vol_alignment=1</text:p>
      <text:p text:style-name="P18"><text:tab/><text:tab/>vol_flags=autoresize</text:p>
      <text:list xml:id="list7894818222309389567" text:style-name="L10">
        <text:list-item>
          <text:p text:style-name="P31">Next is the generation of the UBI image. The <text:span text:style-name="Source_20_Text">ubinize</text:span> utility will need the Physical Erase Block size (PEB) (option <text:span text:style-name="Source_20_Text">-p</text:span>) and the minimum I/O size (<text:span text:style-name="Source_20_Text">-m</text:span>):</text:p>
          <text:list>
            <text:list-item>
              <text:p text:style-name="P22"># ubinize -vv -o &lt;output image&gt; -m &lt;min io size&gt;</text:p>
            </text:list-item>
          </text:list>
        </text:list-item>
      </text:list>
      <text:p text:style-name="P18"><text:s text:c="2"/><text:tab/><text:tab/><text:span text:style-name="T10">-p &lt;PEB size&gt;KiB &lt;configuration file&gt;</text:span></text:p>
      <text:h text:style-name="P36" text:outline-level="3">Use a UBIFS partition as root partition</text:h>
      <text:p text:style-name="P28">Some options need to be passed to the kernel to boot on a ubi volume and on a UBIFS partition:</text:p>
      <text:p text:style-name="P17"><text:span text:style-name="T15"><text:tab/></text:span><text:span text:style-name="T12">ubi.mtd=&lt;mtd partition number&gt;</text:span></text:p>
      <text:p text:style-name="P11"><text:tab/>root=&lt;ubi device&gt;:&lt;volume&gt;</text:p>
      <text:p text:style-name="P19"><text:tab/>rootfstype=ubifs</text:p>
      <text:p text:style-name="P28">For <text:span text:style-name="T16">Example : </text:span>ubi.mtd=1 root=ubi0:rootfs rootfstype=ubifs</text:p>
      <text:p text:style-name="P23"/>
      <text:p text:style-name="P23"/>
      <text:p text:style-name="P23"/>
      <text:p text:style-name="P23"/>
      <text:p text:style-name="P23"/>
      <text:p text:style-name="P23"/>
      <text:p text:style-name="P23"/>
      <text:p text:style-name="P23"/>
      <text:p text:style-name="P23"><text:soft-page-break/><text:span text:style-name="T17">In our case we used this: </text:span></text:p>
      <text:p text:style-name="P24">mkfs.ubifs --space-fixup -c 8112 -e 124KiB -m 2KiB -o ubifs.img -r rootfs/ -v</text:p>
      <text:p text:style-name="P30">Parameters:</text:p>
      <text:p text:style-name="P30">-c &lt;Eraseblocks count&gt;</text:p>
      <text:p text:style-name="P30">-e &lt;LEB size&gt;</text:p>
      <text:p text:style-name="P30">-m &lt;min io size&gt;</text:p>
      <text:p text:style-name="P30">-o &lt;/path/to/output/ubifs.img&gt;</text:p>
      <text:p text:style-name="P30"/>
      <text:p text:style-name="P30"/>
      <text:p text:style-name="P25"/>
      <text:p text:style-name="P25"><text:span text:style-name="Source_20_Text"><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5T10:23:39.996735980</meta:creation-date>
    <dc:date>2016-05-05T11:27:18.690758429</dc:date>
    <meta:editing-duration>PT1H2M41S</meta:editing-duration>
    <meta:editing-cycles>61</meta:editing-cycles>
    <meta:generator>LibreOffice/4.2.8.2$Linux_X86_64 LibreOffice_project/420m0$Build-2</meta:generator>
    <meta:document-statistic meta:table-count="0" meta:image-count="0" meta:object-count="0" meta:page-count="4" meta:paragraph-count="84" meta:word-count="834" meta:character-count="4869" meta:non-whitespace-character-count="4079"/>
  </office:meta>
</office:document-meta>
</file>